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89in"/>
    </style:style>
    <style:style style:name="Table1.B" style:family="table-column">
      <style:table-column-properties style:column-width="4.6236in"/>
    </style:style>
    <style:style style:name="Table1.C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0d9dc" officeooo:paragraph-rsid="0000d9dc"/>
    </style:style>
    <style:style style:name="P2" style:family="paragraph" style:parent-style-name="Text_20_body">
      <style:text-properties officeooo:paragraph-rsid="0000d9dc"/>
    </style:style>
    <style:style style:name="P3" style:family="paragraph" style:parent-style-name="Text_20_body" style:list-style-name="L1">
      <style:text-properties officeooo:paragraph-rsid="0000d9dc"/>
    </style:style>
    <style:style style:name="P4" style:family="paragraph" style:parent-style-name="Text_20_body" style:list-style-name="L2">
      <style:text-properties officeooo:paragraph-rsid="0000d9dc"/>
    </style:style>
    <style:style style:name="P5" style:family="paragraph" style:parent-style-name="Text_20_body" style:list-style-name="L3">
      <style:text-properties officeooo:paragraph-rsid="0000d9dc"/>
    </style:style>
    <style:style style:name="P6" style:family="paragraph" style:parent-style-name="Text_20_body">
      <style:text-properties officeooo:rsid="00010ae9" officeooo:paragraph-rsid="00010ae9"/>
    </style:style>
    <style:style style:name="P7" style:family="paragraph" style:parent-style-name="Heading_20_1">
      <style:text-properties officeooo:rsid="0000d9dc" officeooo:paragraph-rsid="0000d9dc"/>
    </style:style>
    <style:style style:name="P8" style:family="paragraph" style:parent-style-name="Table_20_Contents">
      <style:text-properties officeooo:rsid="00010ae9" officeooo:paragraph-rsid="00010ae9"/>
    </style:style>
    <style:style style:name="P9" style:family="paragraph" style:parent-style-name="Table_20_Contents">
      <style:text-properties officeooo:rsid="0002a97b" officeooo:paragraph-rsid="0002a97b"/>
    </style:style>
    <style:style style:name="P10" style:family="paragraph" style:parent-style-name="Table_20_Contents">
      <style:text-properties fo:font-weight="bold" officeooo:rsid="00010ae9" officeooo:paragraph-rsid="00010ae9" style:font-weight-asian="bold" style:font-weight-complex="bold"/>
    </style:style>
    <style:style style:name="P11" style:family="paragraph" style:parent-style-name="Table_20_Contents">
      <style:text-properties officeooo:rsid="0002cfad" officeooo:paragraph-rsid="0002cfad"/>
    </style:style>
    <style:style style:name="P12" style:family="paragraph" style:parent-style-name="Table_20_Contents">
      <style:text-properties officeooo:rsid="0003f881" officeooo:paragraph-rsid="0003f881"/>
    </style:style>
    <style:style style:name="P13" style:family="paragraph" style:parent-style-name="Table_20_Contents">
      <style:text-properties officeooo:paragraph-rsid="0003f881"/>
    </style:style>
    <style:style style:name="P14" style:family="paragraph" style:parent-style-name="Table_20_Contents">
      <style:text-properties officeooo:rsid="00053ebe" officeooo:paragraph-rsid="00053ebe"/>
    </style:style>
    <style:style style:name="P15" style:family="paragraph" style:parent-style-name="Table_20_Contents">
      <style:text-properties officeooo:rsid="00061a7e" officeooo:paragraph-rsid="00061a7e"/>
    </style:style>
    <style:style style:name="P16" style:family="paragraph" style:parent-style-name="Table_20_Contents">
      <style:text-properties officeooo:paragraph-rsid="00061a7e"/>
    </style:style>
    <style:style style:name="P17" style:family="paragraph" style:parent-style-name="Table_20_Contents">
      <style:text-properties officeooo:rsid="0007bcea" officeooo:paragraph-rsid="0007bcea"/>
    </style:style>
    <style:style style:name="P18" style:family="paragraph" style:parent-style-name="Table_20_Contents" style:list-style-name="L4">
      <style:text-properties officeooo:rsid="0007bcea" officeooo:paragraph-rsid="0007bcea"/>
    </style:style>
    <style:style style:name="P19" style:family="paragraph" style:parent-style-name="Table_20_Contents">
      <style:text-properties officeooo:rsid="00089211" officeooo:paragraph-rsid="00089211"/>
    </style:style>
    <style:style style:name="P20" style:family="paragraph" style:parent-style-name="Table_20_Contents">
      <style:text-properties officeooo:paragraph-rsid="00099f10"/>
    </style:style>
    <style:style style:name="P21" style:family="paragraph" style:parent-style-name="Table_20_Contents">
      <style:text-properties officeooo:rsid="00099f10" officeooo:paragraph-rsid="00099f10"/>
    </style:style>
    <style:style style:name="P22" style:family="paragraph" style:parent-style-name="Table_20_Contents">
      <style:text-properties officeooo:paragraph-rsid="0009be32"/>
    </style:style>
    <style:style style:name="P23" style:family="paragraph" style:parent-style-name="Table_20_Contents">
      <style:text-properties officeooo:rsid="0009ccf3" officeooo:paragraph-rsid="0009ccf3"/>
    </style:style>
    <style:style style:name="P24" style:family="paragraph" style:parent-style-name="Footer">
      <style:paragraph-properties fo:text-align="start" style:justify-single-word="false"/>
    </style:style>
    <style:style style:name="T1" style:family="text">
      <style:text-properties officeooo:rsid="0000d9dc"/>
    </style:style>
    <style:style style:name="T2" style:family="text">
      <style:text-properties officeooo:rsid="00010ae9"/>
    </style:style>
    <style:style style:name="T3" style:family="text">
      <style:text-properties officeooo:rsid="0002a97b"/>
    </style:style>
    <style:style style:name="T4" style:family="text">
      <style:text-properties officeooo:rsid="0003f881"/>
    </style:style>
    <style:style style:name="T5" style:family="text">
      <style:text-properties officeooo:rsid="00061a7e"/>
    </style:style>
    <style:style style:name="T6" style:family="text">
      <style:text-properties officeooo:rsid="00089211"/>
    </style:style>
    <style:style style:name="T7" style:family="text">
      <style:text-properties officeooo:rsid="00099f10"/>
    </style:style>
    <style:style style:name="T8" style:family="text">
      <style:text-properties officeooo:rsid="0009be32"/>
    </style:style>
    <style:style style:name="T9" style:family="text">
      <style:text-properties officeooo:rsid="0009cc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Project computervisie: </text:span>plan van aanpak en werkverdeling</text:p>
      <text:h text:style-name="P7" text:outline-level="1">Leden</text:h>
      <text:p text:style-name="P1">Mathias Dierckx<text:line-break/>Tim Ranson<text:line-break/>Maarten Tindemans<text:line-break/>Bjorn Vandenbussche</text:p>
      <text:h text:style-name="P7" text:outline-level="1">Opdracht</text:h>
      <text:p text:style-name="P2">Doel: om het verst rijden in 1 minuut </text:p>
      <text:p text:style-name="P2">– Gegeven:</text:p>
      <text:list xml:id="list5419343963501835034" text:style-name="L1">
        <text:list-item>
          <text:p text:style-name="P3">Videoframes</text:p>
        </text:list-item>
        <text:list-item>
          <text:p text:style-name="P3">Maskers met huidige koers &amp; remafstanden </text:p>
        </text:list-item>
      </text:list>
      <text:p text:style-name="P2">– <text:span text:style-name="T1">Gevraagd</text:span></text:p>
      <text:list xml:id="list6983365576813476089" text:style-name="L2">
        <text:list-item>
          <text:p text:style-name="P4">Maximale snelheid die je in elk frame durft rijden op basis van classificatie wegdek/geen wegdek </text:p>
        </text:list-item>
      </text:list>
      <text:p text:style-name="P2">– Regels:</text:p>
      <text:list xml:id="list547509464908371392" text:style-name="L3">
        <text:list-item>
          <text:p text:style-name="P5">Sneller rijden dan veilig = game over </text:p>
        </text:list-item>
        <text:list-item>
          <text:p text:style-name="P5">Nooit sneller dan 90 km/h</text:p>
        </text:list-item>
      </text:list>
      <text:h text:style-name="Heading_20_1" text:outline-level="1">Planning</text:h>
      <text:p text:style-name="P6">Planning met wekelijkse doelstellinge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Datum</text:p>
          </table:table-cell>
          <table:table-cell table:style-name="Table1.A1" office:value-type="string">
            <text:p text:style-name="P10">Wat?</text:p>
          </table:table-cell>
          <table:table-cell table:style-name="Table1.C1" office:value-type="string">
            <text:p text:style-name="P10">Wie?</text:p>
          </table:table-cell>
        </table:table-row>
        <table:table-row>
          <table:table-cell table:style-name="Table1.A2" office:value-type="string">
            <text:p text:style-name="P8">18/3</text:p>
          </table:table-cell>
          <table:table-cell table:style-name="Table1.A2" office:value-type="string">
            <text:p text:style-name="Table_20_Contents">– <text:span text:style-name="T3">Aanmaken git-repository en opzet project</text:span></text:p>
            <text:p text:style-name="Table_20_Contents">– <text:span text:style-name="T2">Planning afwerken</text:span></text:p>
            <text:p text:style-name="Table_20_Contents">– <text:span text:style-name="T2">Inlezen afbeeldingen (frames + masks)</text:span></text:p>
            <text:p text:style-name="Table_20_Contents">– <text:span text:style-name="T2">Naïeve implementatie van snelheid op 1 punt</text:span></text:p>
            <text:p text:style-name="Table_20_Contents">– <text:span text:style-name="T2">Onderzoeken verschillende classifiers voor classificatie</text:span></text:p>
            <text:p text:style-name="Table_20_Contents">– <text:span text:style-name="T2">Onderzoeken mogelijkheden lijndetectie</text:span></text:p>
          </table:table-cell>
          <table:table-cell table:style-name="Table1.C2" office:value-type="string">
            <text:p text:style-name="P9">Tim + Bjorn</text:p>
            <text:p text:style-name="P11">Iedereen</text:p>
            <text:p text:style-name="P8">Bjorn</text:p>
            <text:p text:style-name="P8">Maarten</text:p>
            <text:p text:style-name="P8">Tim</text:p>
            <text:p text:style-name="P8">Mathias</text:p>
          </table:table-cell>
        </table:table-row>
        <table:table-row>
          <table:table-cell table:style-name="Table1.A2" office:value-type="string">
            <text:p text:style-name="P8">25/3</text:p>
          </table:table-cell>
          <table:table-cell table:style-name="Table1.A2" office:value-type="string">
            <text:p text:style-name="Table_20_Contents">– <text:span text:style-name="T5">Artikels lezen:</text:span></text:p>
            <text:list xml:id="list3033517530194442061" text:style-name="L4">
              <text:list-item>
                <text:p text:style-name="P18">Introduction to Support Vector Machines (Dustin Boswell)</text:p>
              </text:list-item>
              <text:list-item>
                <text:p text:style-name="P18">Texture analysis with local binary patterns (Topi Mäenpää &amp; Matti Pietikäinen)</text:p>
              </text:list-item>
              <text:list-item>
                <text:p text:style-name="P18"><text:soft-page-break/>Distinctive Image Features from Scale-Invariant Keypoints (David G. Lowe)</text:p>
              </text:list-item>
              <text:list-item>
                <text:p text:style-name="P18">Pedestrian Detection: An Evaluation of the State of the Art</text:p>
                <text:p text:style-name="P18">(Piotr Dollar, Christian Wojek, Bernt Schiele, and Pietro Perona)</text:p>
              </text:list-item>
            </text:list>
          </table:table-cell>
          <table:table-cell table:style-name="Table1.C2" office:value-type="string">
            <text:p text:style-name="P15"/>
            <text:p text:style-name="P17">Bjorn</text:p>
            <text:p text:style-name="P17">Tim</text:p>
            <text:p text:style-name="P17"/>
            <text:p text:style-name="P17"><text:soft-page-break/>Maarten</text:p>
            <text:p text:style-name="P17"/>
            <text:p text:style-name="P17">Mathias</text:p>
          </table:table-cell>
        </table:table-row>
        <table:table-row>
          <table:table-cell table:style-name="Table1.A2" office:value-type="string">
            <text:p text:style-name="P8">1/4</text:p>
          </table:table-cell>
          <table:table-cell table:style-name="Table1.A2" office:value-type="string">
            <text:p text:style-name="P22">– <text:span text:style-name="T4">Lijndetectie: Canny en (Probabilistic) Hough transformation</text:span></text:p>
            <text:p text:style-name="P13">– <text:span text:style-name="T4">Classifiers: LBP (Local binary pattern), SVM (Support Vector Machine) implementeren</text:span></text:p>
            <text:p text:style-name="P13">– <text:span text:style-name="T5">Maximum snelheid bepalen uit obstakels op gekozen rijweg, de extrapolatie van het huidig traject en de remafstand</text:span></text:p>
          </table:table-cell>
          <table:table-cell table:style-name="Table1.C2" office:value-type="string">
            <text:p text:style-name="P12">Mathias</text:p>
            <text:p text:style-name="P12">Tim + Bjorn</text:p>
            <text:p text:style-name="P12"/>
            <text:p text:style-name="P15">Maarten</text:p>
          </table:table-cell>
        </table:table-row>
        <table:table-row>
          <table:table-cell table:style-name="Table1.A2" office:value-type="string">
            <text:p text:style-name="P8">8/4</text:p>
          </table:table-cell>
          <table:table-cell table:style-name="Table1.A2" office:value-type="string">
            <text:p text:style-name="P22">– <text:span text:style-name="T4">Lijndetectie: Canny en (Probabilistic) Hough transformation</text:span></text:p>
            <text:p text:style-name="P16">– <text:span text:style-name="T4">Classifiers: LBP (Local binary pattern), SVM (Support Vector Machine) implementeren</text:span></text:p>
            <text:p text:style-name="P16"><text:span text:style-name="T4">– Maximum snelheid bepalen uit obstakels op gekozen rijweg, de extrapolatie van het huidig traject en de remafstand</text:span></text:p>
          </table:table-cell>
          <table:table-cell table:style-name="Table1.C2" office:value-type="string">
            <text:p text:style-name="P12">Mathias</text:p>
            <text:p text:style-name="P12">Tim + Bjorn</text:p>
            <text:p text:style-name="P12"/>
            <text:p text:style-name="P15">Maarten</text:p>
          </table:table-cell>
        </table:table-row>
        <table:table-row>
          <table:table-cell table:style-name="Table1.A2" office:value-type="string">
            <text:p text:style-name="P8">15/4</text:p>
          </table:table-cell>
          <table:table-cell table:style-name="Table1.A2" office:value-type="string">
            <text:p text:style-name="Table_20_Contents">– <text:span text:style-name="T4">Lijndetectie: bevindingen in rapport opnemen</text:span></text:p>
            <text:p text:style-name="P16">– <text:span text:style-name="T4">Classifiers: LBP (Local binary pattern), SVM (Support Vector Machine) implementeren</text:span></text:p>
            <text:p text:style-name="P16"><text:span text:style-name="T4">– Maximum snelheid bepalen uit obstakels op gekozen rijweg, de extrapolatie van het huidig traject en de remafstand + bevindingen in rapport opnemen</text:span></text:p>
          </table:table-cell>
          <table:table-cell table:style-name="Table1.C2" office:value-type="string">
            <text:p text:style-name="P12">Mathias</text:p>
            <text:p text:style-name="P12">Tim + Bjorn</text:p>
            <text:p text:style-name="P12"/>
            <text:p text:style-name="P15">Maarten</text:p>
          </table:table-cell>
        </table:table-row>
        <table:table-row>
          <table:table-cell table:style-name="Table1.A2" office:value-type="string">
            <text:p text:style-name="P8">22/4</text:p>
          </table:table-cell>
          <table:table-cell table:style-name="Table1.A2" office:value-type="string">
            <text:p text:style-name="P16">– <text:span text:style-name="T5">Classifiers: trainen en optimale resultaten zoeken</text:span></text:p>
            <text:p text:style-name="P13">– <text:span text:style-name="T4">Classifiers: bevindingen in rapport opnemen</text:span></text:p>
          </table:table-cell>
          <table:table-cell table:style-name="Table1.C2" office:value-type="string">
            <text:p text:style-name="P14">Tim + Bjorn</text:p>
          </table:table-cell>
        </table:table-row>
        <table:table-row>
          <table:table-cell table:style-name="Table1.A2" office:value-type="string">
            <text:p text:style-name="P8">29/4</text:p>
          </table:table-cell>
          <table:table-cell table:style-name="Table1.A2" office:value-type="string">
            <text:p text:style-name="Table_20_Contents">– <text:span text:style-name="T5">Classifiers: trainen en optimale resultaten zoeken</text:span></text:p>
            <text:p text:style-name="Table_20_Contents">– <text:span text:style-name="T6">Samenvoegen van classifiers, lijndetectie en maximum snelheidsbepaling</text:span></text:p>
          </table:table-cell>
          <table:table-cell table:style-name="Table1.C2" office:value-type="string">
            <text:p text:style-name="P19">Tim + Bjorn</text:p>
            <text:p text:style-name="P21">Mathias + Maarten</text:p>
          </table:table-cell>
        </table:table-row>
        <table:table-row>
          <table:table-cell table:style-name="Table1.A2" office:value-type="string">
            <text:p text:style-name="P8">6/5</text:p>
          </table:table-cell>
          <table:table-cell table:style-name="Table1.A2" office:value-type="string">
            <text:p text:style-name="P20">– <text:span text:style-name="T6">Samenvoegen van classifiers, lijndetectie en maximum snelheidsbepaling</text:span></text:p>
            <text:p text:style-name="P20">– <text:span text:style-name="T9">Afwerken rapport </text:span></text:p>
          </table:table-cell>
          <table:table-cell table:style-name="Table1.C2" office:value-type="string">
            <text:p text:style-name="P21">Iedereen</text:p>
            <text:p text:style-name="P21"/>
            <text:p text:style-name="P23">Iedereen</text:p>
          </table:table-cell>
        </table:table-row>
        <table:table-row>
          <table:table-cell table:style-name="Table1.A2" office:value-type="string">
            <text:p text:style-name="P8">13/5</text:p>
          </table:table-cell>
          <table:table-cell table:style-name="Table1.A2" office:value-type="string">
            <text:p text:style-name="P21">– <text:span text:style-name="T9">Afwerken rapport</text:span></text:p>
          </table:table-cell>
          <table:table-cell table:style-name="Table1.C2" office:value-type="string">
            <text:p text:style-name="P23">Iedereen</text:p>
          </table:table-cell>
        </table:table-row>
        <table:table-row>
          <table:table-cell table:style-name="Table1.A2" office:value-type="string">
            <text:p text:style-name="P8">20/5</text:p>
          </table:table-cell>
          <table:table-cell table:style-name="Table1.A2" office:value-type="string">
            <text:p text:style-name="P21">Marg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27/5</text:p>
          </table:table-cell>
          <table:table-cell table:style-name="Table1.A2" office:value-type="string">
            <text:p text:style-name="P21">Marge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3/6</text:p>
          </table:table-cell>
          <table:table-cell table:style-name="Table1.A2" office:value-type="string">
            <text:p text:style-name="P8">Einde project</text:p>
          </table:table-cell>
          <table:table-cell table:style-name="Table1.C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602in" fo:margin-left="0in" fo:margin-right="0in" fo:margin-top="0.1201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0:18:10.480405904</meta:creation-date>
    <dc:date>2016-03-17T11:46:56.785574500</dc:date>
    <meta:editing-duration>PT1H12M32S</meta:editing-duration>
    <meta:editing-cycles>13</meta:editing-cycles>
    <meta:generator>LibreOffice/5.0.5.2$Linux_X86_64 LibreOffice_project/00m0$Build-2</meta:generator>
    <meta:document-statistic meta:table-count="1" meta:image-count="0" meta:object-count="0" meta:page-count="2" meta:paragraph-count="87" meta:word-count="349" meta:character-count="2472" meta:non-whitespace-character-count="2189"/>
  </office:meta>
</office:document-meta>
</file>